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00.00%" fo:text-align="left" fo:margin-bottom="10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00.00%" fo:text-align="left" fo:margin-bottom="10.00p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OINTERS AND MEMORY LAYOUT</text:span><text:span text:style-name="T2"/></text:p>
      <text:p text:style-name="P2"><text:span text:style-name="T2"/></text:p>
      <text:p text:style-name="P2"><text:span text:style-name="T3">STORING AN int32 IN MEMORY:</text:span><text:span text:style-name="T4"/></text:p>
      <text:p text:style-name="P2"><text:span text:style-name="T4">1991994 = 0000 0000 0001 1110 0110 0101 0011 1010 = 0x001E653A</text:span></text:p>
      <text:p text:style-name="P2"><text:span text:style-name="T4">Big Endian:</text:span></text:p>
      <text:p text:style-name="P2"><text:span text:style-name="T4">00 1E 65 3A</text:span></text:p>
      <text:p text:style-name="P2"><text:span text:style-name="T4">Where the most significant byte is placed at the byte with the lowest address.</text:span></text:p>
      <text:p text:style-name="P2"><text:span text:style-name="T4">Little Endian:</text:span></text:p>
      <text:p text:style-name="P2"><text:span text:style-name="T4">3A 65 1E 00</text:span></text:p>
      <text:p text:style-name="P2"><text:span text:style-name="T4">Where the least significant byte is placed at the byte with the lowest address.</text:span></text:p>
      <text:p text:style-name="P2"><text:span text:style-name="T4"/></text:p>
      <text:p text:style-name="P2"><text:span text:style-name="T5">WHY IS LITTLE ENDIAN USED:</text:span><text:span text:style-name="T6"/></text:p>
      <text:p text:style-name="P2"><text:span text:style-name="T6">The little endian system has the property that the same value can be read from memory at different lengths without using different addresses. </text:span></text:p>
      <text:p text:style-name="P2"><text:span text:style-name="T6">When adding or subtracting multi-byte numbers, the least significant byte must be fetched first to see if there is a carry over to more significant bytes. Because the least-significant byte is read first in little-endian numbers, the system can parallelize and begin calculation on this byte while fetching the following byte(s).</text:span></text:p>
      <text:p text:style-name="P2"><text:span text:style-name="T6"/></text:p>
      <text:p text:style-name="P2"><text:span text:style-name="T7">STORING A struct IN MEMORY:</text:span></text:p>
      <text:p text:style-name="P2"><text:span text:style-name="T8">"In computing, endianness is the order or sequence of bytes of a word of digital data in computer memory." - Wikipedia on Endianness.</text:span></text:p>
      <text:p text:style-name="P2"><text:span text:style-name="T8">Endianness is not a factor in the process of deciding offsets of struct members. The initial member will always be allocated at offset zero; the remaining members will be allocated at higher offsets in the order they appear in the struct declaration.</text:span></text:p>
      <text:p text:style-name="P2"><text:span text:style-name="T8"/></text:p>
      <text:p text:style-name="P2"><text:span text:style-name="T9">LAYOUT OF AN OBJECT IN MEMORY:</text:span><text:span text:style-name="T10"/></text:p>
      <text:p text:style-name="P2"><text:span text:style-name="T10">Non-virtual class:</text:span></text:p>
      <text:p text:style-name="P3"><draw:frame text:anchor-type="as-char" svg:width="64.56mm" svg:height="56.52mm" style:rel-width="scale" style:rel-height="scale"><draw:object-ole xlink:href="OleObj1"/><draw:image xlink:href="ObjectReplacements/OleObj1"/></draw:frame><text:span text:style-name="T10"/></text:p>
      <text:p text:style-name="P3"><draw:frame text:anchor-type="as-char" svg:width="142.66mm" svg:height="99.91mm" style:rel-width="scale" style:rel-height="scale"><draw:object-ole xlink:href="OleObj2"/><draw:image xlink:href="ObjectReplacements/OleObj2"/></draw:frame><text:span text:style-name="T10"/></text:p>
      <text:list text:style-name="L4">
        <text:list-item>
          <text:p text:style-name="P4"><text:span text:style-name="T10">Only variables get space in the stack. In the same order as their declarations.</text:span></text:p>
        </text:list-item>
        <text:list-item>
          <text:p text:style-name="P4"><text:span text:style-name="T10">All functions go in text segment. </text:span></text:p>
        </text:list-item>
      </text:list>
      <text:p text:style-name="P5"><text:span text:style-name="T10"/></text:p>
      <text:p text:style-name="P5"><text:span text:style-name="T10">Class with virtual function and static data:</text:span></text:p>
      <text:p text:style-name="P6"><draw:frame text:anchor-type="as-char" svg:width="78.95mm" svg:height="72.39mm" style:rel-width="scale" style:rel-height="scale"><draw:object-ole xlink:href="OleObj3"/><draw:image xlink:href="ObjectReplacements/OleObj3"/></draw:frame><text:span text:style-name="T10"/></text:p>
      <text:p text:style-name="P6"><draw:frame text:anchor-type="as-char" svg:width="142.03mm" svg:height="152.19mm" style:rel-width="scale" style:rel-height="scale"><draw:object-ole xlink:href="OleObj4"/><draw:image xlink:href="ObjectReplacements/OleObj4"/></draw:frame><text:span text:style-name="T10"/></text:p>
      <text:list text:style-name="L7">
        <text:list-item>
          <text:p text:style-name="P7"><text:span text:style-name="T10">Non-static variables get space in stack. Static variables get space in the data segment.</text:span></text:p>
        </text:list-item>
        <text:list-item>
          <text:p text:style-name="P7"><text:span text:style-name="T10">Static functions are put in text segment.</text:span></text:p>
        </text:list-item>
        <text:list-item>
          <text:p text:style-name="P7"><text:span text:style-name="T10">Because of virtual, a pointer to a vtable gets put into the stack.</text:span></text:p>
        </text:list-item>
      </text:list>
      <text:p text:style-name="P8"><text:span text:style-name="T10"/></text:p>
      <text:p text:style-name="P8"><text:span text:style-name="T10">Class with inheritance and virtual function:</text:span></text:p>
      <text:p text:style-name="P9"><draw:frame text:anchor-type="as-char" svg:width="74.51mm" svg:height="51.22mm" style:rel-width="scale" style:rel-height="scale"><draw:object-ole xlink:href="OleObj5"/><draw:image xlink:href="ObjectReplacements/OleObj5"/></draw:frame><text:span text:style-name="T10"/></text:p>
      <text:p text:style-name="P9"><draw:frame text:anchor-type="as-char" svg:width="137.80mm" svg:height="155.79mm" style:rel-width="scale" style:rel-height="scale"><draw:object-ole xlink:href="OleObj6"/><draw:image xlink:href="ObjectReplacements/OleObj6"/></draw:frame><text:span text:style-name="T10"/></text:p>
      <text:list text:style-name="L10">
        <text:list-item>
          <text:p text:style-name="P10"><text:span text:style-name="T10">Base and derived class' variables are put into stack.</text:span></text:p>
        </text:list-item>
      </text:list>
      <text:p text:style-name="P11"><text:span text:style-name="T10"/></text:p>
      <text:p text:style-name="P11"><text:span text:style-name="T10">Class with multiple inheritances and a virtual function:</text:span></text:p>
      <text:p text:style-name="P12"><draw:frame text:anchor-type="as-char" svg:width="64.14mm" svg:height="143.30mm" style:rel-width="scale" style:rel-height="scale"><draw:object-ole xlink:href="OleObj7"/><draw:image xlink:href="ObjectReplacements/OleObj7"/></draw:frame><text:span text:style-name="T10"/></text:p>
      <text:p text:style-name="P12"><draw:frame text:anchor-type="as-char" svg:width="152.40mm" svg:height="160.44mm" style:rel-width="scale" style:rel-height="scale"><draw:object-ole xlink:href="OleObj8"/><draw:image xlink:href="ObjectReplacements/OleObj8"/></draw:frame><text:span text:style-name="T10"/></text:p>
      <text:list text:style-name="L13">
        <text:list-item>
          <text:p text:style-name="P13"><text:span text:style-name="T10">Add vtable pointers to stack equal to N-1 where N is the number of classes.</text:span></text:p>
        </text:list-item>
        <text:list-item>
          <text:p text:style-name="P13"><text:span text:style-name="T10">If we try to call a function of a derived class using a base class pointer, it will use the respective virtual table:</text:span></text:p>
        </text:list-item>
      </text:list>
      <text:p text:style-name="P14"><draw:frame text:anchor-type="as-char" svg:width="181.19mm" svg:height="16.30mm" style:rel-width="scale" style:rel-height="scale"><draw:object-ole xlink:href="OleObj9"/><draw:image xlink:href="ObjectReplacements/OleObj9"/></draw:frame><text:span text:style-name="T10"/></text:p>
      <text:p text:style-name="P15"><text:span text:style-name="T10"/></text:p>
      <text:p text:style-name="P15"><text:span text:style-name="T10">Class with virtual inheritance:</text:span></text:p>
      <text:p text:style-name="P16"><draw:frame text:anchor-type="as-char" svg:width="84.24mm" svg:height="23.07mm" style:rel-width="scale" style:rel-height="scale"><draw:object-ole xlink:href="OleObj10"/><draw:image xlink:href="ObjectReplacements/OleObj10"/></draw:frame><text:span text:style-name="T10"/></text:p>
      <text:p text:style-name="P16"><draw:frame text:anchor-type="as-char" svg:width="180.13mm" svg:height="70.49mm" style:rel-width="scale" style:rel-height="scale"><draw:object-ole xlink:href="OleObj11"/><draw:image xlink:href="ObjectReplacements/OleObj11"/></draw:frame><text:span text:style-name="T10"/></text:p>
      <text:list text:style-name="L17">
        <text:list-item>
          <text:p text:style-name="P17"><text:span text:style-name="T10">The vtable pointer added to the stack contains the offset required to reach the shared sub-object data in the stack from the current sub-objec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